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paragraph-rsid="051c7d3a"/>
    </style:style>
    <style:style style:name="P6" style:family="paragraph" style:parent-style-name="Text_20_body">
      <style:text-properties officeooo:rsid="052ad1a0" officeooo:paragraph-rsid="05304cb4"/>
    </style:style>
    <style:style style:name="P7" style:family="paragraph" style:parent-style-name="Text_20_body">
      <style:text-properties officeooo:rsid="052bdc88" officeooo:paragraph-rsid="05304cb4"/>
    </style:style>
    <style:style style:name="P8" style:family="paragraph" style:parent-style-name="Heading_20_2">
      <style:text-properties officeooo:paragraph-rsid="052ed04f"/>
    </style:style>
    <style:style style:name="P9" style:family="paragraph" style:parent-style-name="Heading_20_2">
      <style:text-properties officeooo:paragraph-rsid="05304cb4"/>
    </style:style>
    <style:style style:name="P10" style:family="paragraph" style:parent-style-name="Heading_20_2">
      <style:text-properties officeooo:rsid="052623dc" officeooo:paragraph-rsid="0537ab12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52623dc" officeooo:paragraph-rsid="053a82b3"/>
    </style:style>
    <style:style style:name="P13" style:family="paragraph" style:parent-style-name="Text_20_body">
      <style:text-properties officeooo:rsid="05139ee2" officeooo:paragraph-rsid="053a82b3"/>
    </style:style>
    <style:style style:name="P14" style:family="paragraph" style:parent-style-name="Text_20_body">
      <style:text-properties officeooo:rsid="0516726b" officeooo:paragraph-rsid="053a82b3"/>
    </style:style>
    <style:style style:name="P15" style:family="paragraph" style:parent-style-name="Text_20_body">
      <style:text-properties officeooo:rsid="05180aee" officeooo:paragraph-rsid="053a82b3"/>
    </style:style>
    <style:style style:name="P16" style:family="paragraph" style:parent-style-name="Text_20_body">
      <style:text-properties officeooo:rsid="051857fb" officeooo:paragraph-rsid="053a82b3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1857fb" officeooo:paragraph-rsid="053a82b3"/>
    </style:style>
    <style:style style:name="P19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20" style:family="paragraph" style:parent-style-name="Text_20_body">
      <style:paragraph-properties fo:text-align="end" style:justify-single-word="false" style:writing-mode="rl-tb"/>
      <style:text-properties style:text-position="0% 100%" officeooo:rsid="0526c858" officeooo:paragraph-rsid="053a82b3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1fec76" officeooo:paragraph-rsid="053a82b3"/>
    </style:style>
    <style:style style:name="P22" style:family="paragraph" style:parent-style-name="Heading_20_1">
      <style:paragraph-properties fo:line-height="100%"/>
      <style:text-properties officeooo:rsid="04af6545" officeooo:paragraph-rsid="04af6545"/>
    </style:style>
    <style:style style:name="P23" style:family="paragraph" style:parent-style-name="Heading_20_2">
      <style:text-properties officeooo:paragraph-rsid="053a82b3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6726b"/>
    </style:style>
    <style:style style:name="T5" style:family="text">
      <style:text-properties officeooo:rsid="05180aee"/>
    </style:style>
    <style:style style:name="T6" style:family="text">
      <style:text-properties officeooo:rsid="051857fb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 fo:font-style="italic" officeooo:rsid="051fec76" style:font-style-asian="italic" style:font-style-complex="italic"/>
    </style:style>
    <style:style style:name="T10" style:family="text">
      <style:text-properties style:text-position="sub 58%" officeooo:rsid="051fec76"/>
    </style:style>
    <style:style style:name="T11" style:family="text">
      <style:text-properties style:text-position="sub 58%" officeooo:rsid="052623dc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officeooo:rsid="0518a5f0"/>
    </style:style>
    <style:style style:name="T15" style:family="text">
      <style:text-properties style:text-position="0% 100%" officeooo:rsid="052623dc"/>
    </style:style>
    <style:style style:name="T16" style:family="text">
      <style:text-properties style:text-position="0% 100%" officeooo:rsid="0526c85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51fec76" style:font-style-asian="italic" style:font-style-complex="italic"/>
    </style:style>
    <style:style style:name="T19" style:family="text">
      <style:text-properties officeooo:rsid="0518a5f0"/>
    </style:style>
    <style:style style:name="T20" style:family="text">
      <style:text-properties officeooo:rsid="051a13ce"/>
    </style:style>
    <style:style style:name="T21" style:family="text">
      <style:text-properties officeooo:rsid="051b183d"/>
    </style:style>
    <style:style style:name="T22" style:family="text">
      <style:text-properties officeooo:rsid="051fec76"/>
    </style:style>
    <style:style style:name="T23" style:family="text">
      <style:text-properties fo:font-size="10pt" officeooo:rsid="05139ee2" style:font-size-asian="10pt" style:font-size-complex="10pt"/>
    </style:style>
    <style:style style:name="T24" style:family="text">
      <style:text-properties officeooo:rsid="05226f8d"/>
    </style:style>
    <style:style style:name="T25" style:family="text">
      <style:text-properties officeooo:rsid="052bdc88"/>
    </style:style>
    <style:style style:name="T26" style:family="text">
      <style:text-properties officeooo:rsid="052c9289"/>
    </style:style>
    <style:style style:name="T27" style:family="text">
      <style:text-properties officeooo:rsid="054740c5"/>
    </style:style>
    <style:style style:name="T28" style:family="text">
      <style:text-properties officeooo:rsid="05304cb4"/>
    </style:style>
    <style:style style:name="T29" style:family="text">
      <style:text-properties officeooo:rsid="0534af11"/>
    </style:style>
    <style:style style:name="T30" style:family="text">
      <style:text-properties officeooo:rsid="0535ac06"/>
    </style:style>
    <style:style style:name="T31" style:family="text">
      <style:text-properties officeooo:rsid="0537ab12"/>
    </style:style>
    <style:style style:name="T32" style:family="text">
      <style:text-properties officeooo:rsid="053b68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24">מטלה</text:span> <text:span text:style-name="T26">4 - ויקרי-קלארק-גרובס ומכרזי פירסום</text:span></text:h>
      <text:p text:style-name="P11">יש לענות על שאלה אחת לבחירתכם. הגשה בזוגות, עד תחילת ההרצאה הבאה.</text:p>
      <text:p text:style-name="P9">שאלה <text:span text:style-name="T28">1</text:span>: <text:span text:style-name="T27">מה לעשות עם הכסף?</text:span></text:p>
      <text:p text:style-name="P6">נניח שאתם משתמשים במנגנון <text:span text:style-name="T25">וק"ג כדי לבחור מסעדה לבילוי משפחתי. כל אחד מהמשתתפים משלם סכום-כסף מסויים (0 או יותר, בהתאם להעדפות). בקופת המשפחה הצטבר סכום-כסף מסויים, ואתם <text:s/>מתלבטים מה לעשות איתו. <text:s/></text:span></text:p>
      <text:p text:style-name="P7">הוכיחו, שאם תבחרו לחלק את הכסף שווה בשווה בין בני המשפחה, המנגנון המתקבל כבר לא אמיתי.</text:p>
      <text:p text:style-name="P8">שאלה <text:span text:style-name="T29">2</text:span>: <text:span text:style-name="T27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9">שאלה <text:span text:style-name="T30">3</text:span>: <text:span text:style-name="T27">מצבים מוזרים</text:span></text:p>
      <text:p text:style-name="P5">א. <text:span text:style-name="T20">תנו דוגמה למצב שבו מנגנון וק"ג גובה ממישהו תשלום גבוה יותר מהערך שהוא מקבל (כך שהתועלת נטו של המשתתף היא שלילית). <text:s/>רמז :http://www.cs.ubc.ca/~cs532l/gt2/slides/10-5.pdf</text:span></text:p>
      <text:p text:style-name="P5">ב. <text:span text:style-name="T21">תנו דוגמה למצב שבו מנגנון וק"ג גובה ממישהו תשלום שלילי (כלומר המנגנון משלם כסף למישהו).</text:span></text:p>
      <text:p text:style-name="P10">שאלה <text:span text:style-name="T31">4</text:span>: <text:span text:style-name="T31">מציאת מסלול מהיר ביותר</text:span></text:p>
      <text:p text:style-name="Text_20_body">[המשך יבוא]</text:p>
      <text:p text:style-name="Text_20_body"/>
      <text:p text:style-name="P23">שאלה <text:span text:style-name="T32">5</text:span>: <text:span text:style-name="T2">מכרזי פירסום - VCG לעומת GSP</text:span></text:p>
      <text:p text:style-name="P13">הוכיחו, שהתשלום שמשלם מפרסם במכרז VCG כשהוא מכריז את ערכו האמיתי, תמיד קטן או שווה מהתשלום שישלם במכרז GSP <text:s/>כשהוא מכריז את ערכו האמיתי.<text:span text:style-name="T3"> </text:span></text:p>
      <text:p text:style-name="P13"/>
      <text:p text:style-name="P23">שאלה <text:span text:style-name="T32">6</text:span>: <text:span text:style-name="T2">מכרזי פירסום - איכות המודעה</text:span><text:span text:style-name="T23"> (הקורס של טים, תרגילים 32, 34)</text:span><text:span text:style-name="T2">.</text:span></text:p>
      <text:p text:style-name="P14">בשיעור הנחנו<text:span text:style-name="T5">,</text:span> <text:span text:style-name="T5">שהסתברות ההקלקה על מודעה מסויימת תלויה רק במיקום שלה ולא במודעה.</text:span></text:p>
      <text:p text:style-name="P15">במציאות<text:span text:style-name="T6">,</text:span> <text:span text:style-name="T6">הסתברות ההקלקה על מודעה תלויה גם במיקום וגם במודעה עצמה.</text:span></text:p>
      <text:p text:style-name="P16"><text:soft-page-break/><text:span text:style-name="T22">א. </text:span>נניח <text:span text:style-name="T19">שלכל </text:span>מודעה <text:span text:style-name="T17">j</text:span> יש מקדם איכות <text:span text:style-name="T17">q</text:span><text:span text:style-name="T8">j</text:span><text:span text:style-name="T7">, <text:s/></text:span><text:span text:style-name="T12">והסתברות ההקלקה </text:span><text:span text:style-name="T14">כש</text:span><text:span text:style-name="T12">שמים אותה במקום </text:span><text:span text:style-name="T13">k</text:span><text:span text:style-name="T12"> היא:</text:span></text:p>
      <text:p text:style-name="P17"><text:span text:style-name="T12">r</text:span><text:span text:style-name="T10">j,</text:span><text:span text:style-name="T7">k</text:span><text:span text:style-name="T11"> </text:span><text:span text:style-name="T15"><text:s/>= </text:span><text:span text:style-name="T12">r</text:span><text:span text:style-name="T7">k</text:span><text:span text:style-name="T12">*q</text:span><text:span text:style-name="T7">j</text:span></text:p>
      <text:p text:style-name="P19">תארו אלגוריתם חמדני המשבץ מודעות למיקומים וממקסם את סכום הערכים.</text:p>
      <text:p text:style-name="P16"><text:span text:style-name="T22">ב. נניח שלכל מודעה </text:span><text:span text:style-name="T18">j</text:span><text:span text:style-name="T22"> ומיקום </text:span><text:span text:style-name="T18">k</text:span><text:span text:style-name="T22"> יש הסתברות הקלקה כללית (לא דווקא ליניארית):</text:span></text:p>
      <text:p text:style-name="P18"><text:span text:style-name="T13">r</text:span><text:span text:style-name="T9">j,</text:span><text:span text:style-name="T8">k</text:span></text:p>
      <text:p text:style-name="P21"><text:span text:style-name="T16">הראו דוגמה שבה </text:span><text:span text:style-name="T12">האלגוריתם החמדני לא עובד </text:span><text:span text:style-name="T16">(</text:span><text:span text:style-name="T12">לא מוצא שיבוץ הממקסם את סכום הערכים</text:span><text:span text:style-name="T16">).</text:span></text:p>
      <text:p text:style-name="P2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5T13:43:24.273087830</dc:date>
    <meta:editing-duration>P10DT9H5M29S</meta:editing-duration>
    <meta:editing-cycles>1186</meta:editing-cycles>
    <meta:document-statistic meta:table-count="0" meta:image-count="0" meta:object-count="0" meta:page-count="2" meta:paragraph-count="27" meta:word-count="329" meta:character-count="1825" meta:non-whitespace-character-count="1515"/>
  </office:meta>
</office:document-meta>
</file>